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9b1b5"/>
    </style:style>
    <style:style style:name="T2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 branch feature-branch<text:line-break/>git checkout feature-branch<text:line-break/>git add .</text:p>
      <text:p text:style-name="Standard">git commit -m "Feature branchidagi o'zgarishlar"<text:line-break/>git add .<text:line-break/>git commit -m "Feature branchidagi o'zgarishlar"<text:line-break/>git checkout main<text:line-break/>git merge feature-branch<text:line-break/>git checkout main</text:p>
      <text:p text:style-name="Standard">echo "Bu main branch<text:span text:style-name="T1">dagi editlar</text:span>" &gt;&gt; example.txt</text:p>
      <text:p text:style-name="Standard">git add .</text:p>
      <text:p text:style-name="Standard">git commit -m "Main branchdagi <text:span text:style-name="T1">editlar</text:span>"<text:line-break/>git checkout feature-branch</text:p>
      <text:p text:style-name="Standard">echo "Bu feature branchda qilingan <text:span text:style-name="T1">edit</text:span>" &gt;&gt; example.txt</text:p>
      <text:p text:style-name="Standard">git add .</text:p>
      <text:p text:style-name="Standard">git commit -m "Feature branchdagi <text:span text:style-name="T1">edit</text:span>"<text:line-break/>git checkout main</text:p>
      <text:p text:style-name="Standard">git merge feature-branch<text:line-break/>git add example.txt</text:p>
      <text:p text:style-name="Standard">git commit -m "Konflikt hal qilindi"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22:09:13.388510458</meta:creation-date>
    <dc:date>2024-05-21T22:12:15.774250626</dc:date>
    <meta:editing-duration>PT3M3S</meta:editing-duration>
    <meta:editing-cycles>1</meta:editing-cycles>
    <meta:document-statistic meta:table-count="0" meta:image-count="0" meta:object-count="0" meta:page-count="1" meta:paragraph-count="10" meta:word-count="84" meta:character-count="557" meta:non-whitespace-character-count="482"/>
    <meta:generator>LibreOffice/7.3.7.2$Linux_X86_64 LibreOffice_project/30$Build-2</meta:generator>
  </office:meta>
</office:document-meta>
</file>